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imbrian" svg:font-family="Cimbrian" style:font-pitch="variable"/>
    <style:font-face style:name="Cinzel Decorative Black" svg:font-family="'Cinzel Decorative Black'" style:font-pitch="variable"/>
    <style:font-face style:name="Sentinel" svg:font-family="Sentine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letter-spacing="0.0079in" fo:hyphenate="false"/>
    </style:style>
    <style:style style:name="P3" style:family="paragraph">
      <loext:graphic-properties draw:fill="none" draw:fill-color="#f5822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Cinzel Decorative Black" fo:letter-spacing="0.0079in" fo:hyphenate="false"/>
    </style:style>
    <style:style style:name="P4" style:family="paragraph">
      <style:paragraph-properties fo:line-height="100%" fo:text-align="justify" style:text-autospace="none" style:line-break="normal" style:writing-mode="page">
        <style:tab-stops/>
      </style:paragraph-properties>
      <style:text-properties fo:hyphenate="false"/>
    </style:style>
    <style:style style:name="P5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line-height="100%" fo:text-align="justify" style:text-autospace="none" style:line-break="normal" style:writing-mode="page">
        <style:tab-stops/>
      </style:paragraph-properties>
      <style:text-properties style:font-name="Ubuntu" fo:font-size="8pt" style:font-size-asian="8pt" style:font-size-complex="8pt" fo:hyphenate="false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Cinzel Decorative Black" fo:letter-spacing="0.0079in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letter-spacing="0.0079in" style:letter-kerning="false" fo:hyphenate="false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Cinzel Decorative Black" fo:letter-spacing="0.0079in" style:letter-kerning="false" fo:hyphenate="false"/>
    </style:style>
    <style:style style:name="P12" style:family="paragraph">
      <style:paragraph-properties fo:margin-top="0in" fo:margin-bottom="0in" fo:line-height="100%" fo:text-align="justify" style:text-autospace="none" style:line-break="normal" style:writing-mode="page">
        <style:tab-stops/>
      </style:paragraph-properties>
      <style:text-properties fo:hyphenate="false"/>
    </style:style>
    <style:style style:name="P13" style:family="paragraph">
      <loext:graphic-properties draw:fill="none" draw:fill-color="#f5822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inzel Decorative Black" fo:font-size="12pt" fo:letter-spacing="0.0079in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in" fo:margin-right="0in" fo:margin-top="0in" fo:margin-bottom="0in" fo:line-height="100%" fo:text-align="justify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15" style:family="paragraph">
      <style:paragraph-properties fo:line-height="100%" fo:text-align="start" style:text-autospace="none" style:line-break="normal" style:writing-mode="page">
        <style:tab-stops/>
      </style:paragraph-properties>
      <style:text-properties fo:hyphenate="false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17" style:family="paragraph">
      <loext:graphic-properties draw:fill="none" draw:fill-color="#ffffff"/>
      <style:paragraph-properties fo:line-height="100%" fo:text-align="start" style:text-autospace="none" style:line-break="normal" style:writing-mode="page">
        <style:tab-stops/>
      </style:paragraph-properties>
      <style:text-properties style:font-name="Ubuntu" fo:font-size="8pt" style:font-size-asian="8pt" style:font-size-complex="8pt" fo:hyphenate="false"/>
    </style:style>
    <style:style style:name="P18" style:family="paragraph">
      <style:paragraph-properties fo:line-height="100%" fo:text-align="end" style:text-autospace="none" style:line-break="normal" style:writing-mode="page">
        <style:tab-stops/>
      </style:paragraph-properties>
      <style:text-properties fo:hyphenate="false"/>
    </style:style>
    <style:style style:name="P19" style:family="paragraph">
      <style:paragraph-properties fo:margin-left="0in" fo:margin-right="0in" fo:margin-top="0in" fo:margin-bottom="0in" fo:line-height="100%" fo:text-align="end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20" style:family="paragraph">
      <style:paragraph-properties fo:margin-left="0in" fo:margin-right="0in" fo:margin-top="0in" fo:margin-bottom="0in" fo:line-height="100%" fo:text-align="center" fo:text-indent="0in" style:text-autospace="none" style:punctuation-wrap="simple" style:line-break="normal" style:writing-mode="page">
        <style:tab-stops/>
      </style:paragraph-properties>
      <style:text-properties fo:hyphenate="false"/>
    </style:style>
    <style:style style:name="P21" style:family="paragraph">
      <loext:graphic-properties draw:fill="none" draw:fill-color="#f5822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style:font-name="Cinzel Decorative Black" fo:letter-spacing="0.0079in" style:letter-kerning="false" fo:hyphenate="false"/>
    </style:style>
    <style:style style:name="P22" style:family="paragraph">
      <style:paragraph-properties fo:line-height="100%" fo:text-align="center" style:text-autospace="none" style:line-break="normal" style:writing-mode="page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none" style:punctuation-wrap="simple" style:line-break="normal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text-shadow="none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name-complex="Lohit Devanagari" style:font-size-complex="8pt" style:language-complex="hi" style:country-complex="IN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text-align="justify"/>
    </style:style>
    <style:style style:name="P25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none" style:punctuation-wrap="simple" style:line-break="normal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name-complex="Lohit Devanagari" style:font-size-complex="8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inzel Decorative Black" fo:font-size="12pt" fo:letter-spacing="0.0079in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Ubuntu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Ubuntu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Sentine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text-position="5% 100%" style:font-name="Cimbrian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text-position="15% 100%" style:font-name="Sentine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inzel Decorative Black" fo:font-size="12pt" fo:letter-spacing="0.0079in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name="Ubuntu" fo:font-size="8pt" style:font-size-asian="8pt" style:font-size-complex="8pt"/>
    </style:style>
    <style:style style:name="T11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name-complex="Lohit Devanagari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name-complex="Lohit Devanagari" style:font-size-complex="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8pt" style:language-asian="zh" style:country-asian="CN" style:font-style-asian="normal" style:font-weight-asian="normal" style:font-name-complex="Ubuntu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Ubuntu" fo:font-size="9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Ubuntu" fo:font-size="8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Ubuntu" fo:font-size="8pt" fo:language="en" fo:country="US" fo:font-style="italic" fo:text-shadow="none" style:text-underline-style="none" style:text-underline-mode="continuous" style:text-overline-mode="continuous" style:text-line-through-mode="continuous" style:font-name-asian="Noto Sans CJK SC" style:font-size-asian="8pt" style:language-asian="zh" style:country-asian="CN" style:font-style-asian="italic" style:font-name-complex="Lohit Devanagari" style:font-size-complex="8pt" style:language-complex="hi" style:country-complex="IN" style:font-style-complex="italic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Cinzel Decorative Black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Cinzel Decorative Black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style:text-line-through-type="none" style:font-name="Ubuntu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23" style:family="text">
      <style:text-properties style:text-outline="false" style:text-line-through-style="none" style:text-line-through-type="none" style:font-name="Ubunt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Ubuntu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Ubuntu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Ubuntu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Cinzel Decorative Black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Ubuntu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6pt" style:language-asian="zh" style:country-asian="CN" style:font-style-asian="italic" style:font-weight-asian="normal" style:font-name-complex="Lohit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name-complex="Lohit Devanagari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6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pt" style:language-asian="zh" style:country-asian="CN" style:font-style-asian="italic" style:font-weight-asian="normal" style:font-name-complex="Lohit Devanagari" style:font-size-complex="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6pt" style:language-asian="zh" style:country-asian="CN" style:font-style-asian="normal" style:font-name-complex="Lohit Devanagari" style:font-size-complex="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3465a4" draw:fill="none" draw:fill-color="#f58220" draw:textarea-vertical-align="top" draw:auto-grow-height="false" draw:fit-to-size="true" style:shrink-to-fit="false" fo:min-height="0.2in" fo:padding-left="0.05in" fo:padding-right="0.05in" style:protect="position size" style:run-through="foreground" style:wrap="none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horizontal-align="justify" draw:textarea-vertical-align="top" draw:auto-grow-height="false" draw:fit-to-size="shrink-to-fit" style:shrink-to-fit="true" fo:min-height="2.8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draw:auto-grow-height="false" draw:fit-to-size="true" style:shrink-to-fit="false" fo:min-height="0.2in" fo:padding-left="0.05in" fo:padding-right="0.05in" style:run-through="foreground" style:wrap="none" style:vertical-pos="from-top" style:vertical-rel="page-content" style:horizontal-pos="right" style:horizontal-rel="page-content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fit-to-size="true" style:shrink-to-fit="false" fo:min-height="0.5in" fo:padding-left="0in" fo:padding-right="0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horizontal-align="justify" draw:textarea-vertical-align="bottom" draw:auto-grow-height="false" draw:fit-to-size="shrink-to-fit" style:shrink-to-fit="true" fo:min-height="2.8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fo:padding-top="0.0201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8" style:family="graphic">
      <style:graphic-properties draw:stroke="none" svg:stroke-color="#3465a4" draw:fill="none" draw:fill-color="#f58220" draw:textarea-vertical-align="middle" draw:auto-grow-height="false" draw:fit-to-size="true" style:shrink-to-fit="false" fo:min-height="0.2in" fo:padding-left="0.05in" fo:padding-right="0.05in" style:protect="position size" style:run-through="foreground" style:wrap="none" style:vertical-pos="from-top" style:vertical-rel="page-content" style:horizontal-pos="from-left" style:horizontal-rel="page-content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draw:textarea-horizontal-align="justify" draw:textarea-vertical-align="middle" draw:auto-grow-height="false" draw:fit-to-size="shrink-to-fit" style:shrink-to-fit="true" fo:min-height="2.8in" fo:padding-left="0.0201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fo:padding-left="0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horizontal-align="justify" draw:textarea-vertical-align="middle" draw:auto-grow-height="false" draw:fit-to-size="shrink-to-fit" style:shrink-to-fit="true" fo:min-height="2.8in" fo:padding-left="0in" fo:padding-right="0.0201in" style:protect="position size" style:run-through="foreground" style:wrap="dynamic" style:number-wrapped-paragraphs="no-limit" style:wrap-contour="true" style:wrap-contour-mode="full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Shape2" draw:style-name="gr1" draw:text-style-name="P3" svg:width="2.6004in" svg:height="0.2004in" svg:x="0in" svg:y="0.55in">
        <draw:text-box>
          <text:p text:style-name="P2"><text:span text:style-name="T1">MOVE</text:span><text:span text:style-name="T1">MENT</text:span></text:p>
        </draw:text-box>
      </draw:frame>
      <draw:frame text:anchor-type="page" text:anchor-page-number="1" draw:z-index="1" draw:name="Shape3" draw:style-name="gr2" draw:text-style-name="P6" svg:width="2.3004in" svg:height="2.8504in" svg:x="8.3in" svg:y="0.2in">
        <draw:text-box>
          <text:p text:style-name="P4"><text:span text:style-name="T2">Blinded</text:span><text:span text:style-name="T3">: Fail sight </text:span><text:span text:style-name="T3">checks; ___ on </text:span><text:span text:style-name="T3">attacks; ___ for </text:span><text:span text:style-name="T3">foes</text:span></text:p>
          <text:p text:style-name="P4"><text:span text:style-name="T3"/></text:p>
          <text:p text:style-name="P4"><text:span text:style-name="T2">Charmed</text:span><text:span text:style-name="T3">: I cannot </text:span><text:span text:style-name="T3">harm charmer &amp; </text:span><text:span text:style-name="T3">they have ___ on </text:span><text:span text:style-name="T3">ability checks </text:span><text:span text:style-name="T3">involving any </text:span><text:span text:style-name="T3">interaction w/me.</text:span></text:p>
          <text:p text:style-name="P4"><text:span text:style-name="T2"/></text:p>
          <text:p text:style-name="P4"><text:span text:style-name="T2">Deafened</text:span><text:span text:style-name="T3">: Fail </text:span><text:span text:style-name="T3">checks involving </text:span><text:span text:style-name="T3">hearing.</text:span></text:p>
          <text:p text:style-name="P4"><text:span text:style-name="T2"/></text:p>
          <text:p text:style-name="P4"><text:span text:style-name="T2">Frightened</text:span><text:span text:style-name="T3">: ___ on </text:span><text:span text:style-name="T3">checks &amp; attacks </text:span><text:span text:style-name="T3">while source of </text:span><text:span text:style-name="T3">fear w/i eyesight &amp; </text:span><text:span text:style-name="T3">cannot willingly </text:span><text:span text:style-name="T3">move closer it.</text:span></text:p>
          <text:p text:style-name="P4"><text:span text:style-name="T2"/></text:p>
          <text:p text:style-name="P4"><text:span text:style-name="T2">Grappled</text:span><text:span text:style-name="T3">: Speed </text:span><text:span text:style-name="T3">drops to 0, </text:span><text:span text:style-name="T3">regardless. Ends if </text:span><text:span text:style-name="T3">grappler is </text:span><text:span text:style-name="T3">incapacitated or </text:span><text:span text:style-name="T3">I'm moved out of </text:span><text:span text:style-name="T3">reach.</text:span></text:p>
          <text:p text:style-name="P4"><text:span text:style-name="T2"/></text:p>
          <text:p text:style-name="P4"><text:span text:style-name="T2">Invisible</text:span><text:span text:style-name="T3">: Cannot </text:span><text:span text:style-name="T3">be seen normally, </text:span><text:span text:style-name="T3">but still make </text:span><text:span text:style-name="T3">noise &amp; tracks. ___ </text:span><text:span text:style-name="T3">on attacks; foes </text:span><text:span text:style-name="T3">have ___</text:span></text:p>
          <text:p text:style-name="P4"><text:span text:style-name="T2"/></text:p>
          <text:p text:style-name="P4"><text:span text:style-name="T2">Poisoned</text:span><text:span text:style-name="T3">: ___ on </text:span><text:span text:style-name="T3">attack and ability </text:span><text:span text:style-name="T3">rolls.</text:span></text:p>
          <text:p text:style-name="P4"><text:span text:style-name="T2"/></text:p>
          <text:p text:style-name="P4"><text:span text:style-name="T2">Prone</text:span><text:span text:style-name="T3">: Crawl or </text:span><text:span text:style-name="T3">stand (1/2 speed). </text:span><text:span text:style-name="T3">___ on attacks. </text:span><text:span text:style-name="T3">Foes have attack </text:span><text:span text:style-name="T3">___ w/i 5 feet; ___ </text:span><text:span text:style-name="T3">outside that.</text:span></text:p>
          <text:p text:style-name="P4"><text:span text:style-name="T2"/></text:p>
          <text:p text:style-name="P4"><text:span text:style-name="T2">Restrained</text:span><text:span text:style-name="T3">: Speed </text:span><text:span text:style-name="T3">drops to 0. ___ on </text:span><text:span text:style-name="T3">DEX saves &amp; all </text:span><text:span text:style-name="T3">attacks. Foes get </text:span><text:span text:style-name="T3">attack ___ .</text:span></text:p>
          <text:p text:style-name="P5"><text:span text:style-name="T2"/></text:p>
          <text:p text:style-name="P5"><text:span text:style-name="T2">Suffocating</text:span><text:span text:style-name="T3">: Can </text:span><text:span text:style-name="T3">hold breath for </text:span><text:span text:style-name="T3">1+CON </text:span><text:span text:style-name="T4">mod </text:span><text:span text:style-name="T3">min. </text:span><text:span text:style-name="T3">Then survive CON </text:span><text:span text:style-name="T4">mod</text:span><text:span text:style-name="T3"> rounds until </text:span><text:span text:style-name="T5">Unconscious</text:span><text:span text:style-name="T3">.</text:span></text:p>
        </draw:text-box>
      </draw:frame>
      <draw:frame text:anchor-type="page" text:anchor-page-number="1" draw:z-index="2" draw:name="Shape2" draw:style-name="gr3" draw:text-style-name="P7" svg:width="2.6004in" svg:height="0.2004in" svg:x="7.9992in" svg:y="0in">
        <draw:text-box>
          <text:p text:style-name="P2"><text:span text:style-name="T1">CONDITIONS</text:span></text:p>
        </draw:text-box>
      </draw:frame>
      <draw:frame text:anchor-type="page" text:anchor-page-number="1" draw:z-index="3" draw:name="Shape1" draw:style-name="gr4" draw:text-style-name="P9" svg:width="4.5004in" svg:height="0.4504in" svg:x="1.75in" svg:y="0in">
        <draw:text-box>
          <text:p text:style-name="P8"><text:span text:style-name="T6">D</text:span><text:span text:style-name="T7">&amp;</text:span><text:span text:style-name="T6">D </text:span><text:span text:style-name="T8">P</text:span><text:span text:style-name="T6">layer </text:span><text:span text:style-name="T8">R</text:span><text:span text:style-name="T6">eference</text:span></text:p>
        </draw:text-box>
      </draw:frame>
      <draw:frame text:anchor-type="page" text:anchor-page-number="1" draw:z-index="4" draw:name="Shape2" draw:style-name="gr3" draw:text-style-name="P11" svg:width="2.6004in" svg:height="0.2004in" svg:x="7.9992in" svg:y="3.05in">
        <draw:text-box>
          <text:p text:style-name="P10"><text:span text:style-name="T9">INJURIES</text:span></text:p>
        </draw:text-box>
      </draw:frame>
      <draw:frame text:anchor-type="page" text:anchor-page-number="1" draw:z-index="5" draw:name="Shape2" draw:style-name="gr3" draw:text-style-name="P11" svg:width="2.6004in" svg:height="0.2004in" svg:x="7.9992in" svg:y="5.65in">
        <draw:text-box>
          <text:p text:style-name="P10"><text:span text:style-name="T9">DAMAGES</text:span></text:p>
        </draw:text-box>
      </draw:frame>
      <draw:frame text:anchor-type="page" text:anchor-page-number="1" draw:z-index="6" draw:name="Shape3" draw:style-name="gr2" draw:text-style-name="P6" svg:width="2.3004in" svg:height="2.4004in" svg:x="8.3in" svg:y="3.25in">
        <draw:text-box>
          <text:p text:style-name="P4"><text:span text:style-name="T2">Incapacitated</text:span><text:span text:style-name="T3">: Cannot take </text:span><text:span text:style-name="T3">action nor reax.</text:span></text:p>
          <text:p text:style-name="P4"><text:span text:style-name="T2"/></text:p>
          <text:p text:style-name="P4"><text:span text:style-name="T2">Stunned</text:span><text:span text:style-name="T3">: </text:span><text:span text:style-name="T5">Incapacitated</text:span><text:span text:style-name="T3"> &amp; </text:span><text:span text:style-name="T3">can't move.</text:span></text:p>
          <text:p text:style-name="P4"><text:span text:style-name="T3"><text:s/>• </text:span><text:span text:style-name="T3">Fail </text:span><text:span text:style-name="T2">STR</text:span><text:span text:style-name="T3"> &amp; </text:span><text:span text:style-name="T2">DEX</text:span><text:span text:style-name="T3"> saving </text:span><text:span text:style-name="T3">throws.</text:span></text:p>
          <text:p text:style-name="P4"><text:span text:style-name="T3"><text:s/>• </text:span><text:span text:style-name="T3">Foes have attack ___ .</text:span></text:p>
          <text:p text:style-name="P4"><text:span text:style-name="T10"/></text:p>
          <text:p text:style-name="P4"><text:span text:style-name="T2">Petrified</text:span><text:span text:style-name="T3">: </text:span><text:span text:style-name="T5">Stunned</text:span><text:span text:style-name="T3"> &amp; cannot </text:span><text:span text:style-name="T3">speak.</text:span></text:p>
          <text:p text:style-name="P12"><text:span text:style-name="T3"><text:s/>• </text:span><text:span text:style-name="T3">Unaware of surroundings. </text:span><text:span text:style-name="T3">Weigh 10x.</text:span></text:p>
          <text:p text:style-name="P4"><text:span text:style-name="T3"><text:s/>• </text:span><text:span text:style-name="T3">Gain resistance to all </text:span><text:span text:style-name="T3">damage.</text:span></text:p>
          <text:p text:style-name="P4"><text:span text:style-name="T3"><text:s/>• </text:span><text:span text:style-name="T3">Aging, poison &amp; disease </text:span><text:span text:style-name="T3">suspended.</text:span></text:p>
          <text:p text:style-name="P4"><text:span text:style-name="T2"/></text:p>
          <text:p text:style-name="P4"><text:span text:style-name="T2">Paralyzed</text:span><text:span text:style-name="T3">: </text:span><text:span text:style-name="T5">Stunned</text:span><text:span text:style-name="T3"> &amp; cannot </text:span><text:span text:style-name="T3">speak.</text:span></text:p>
          <text:p text:style-name="P4"><text:span text:style-name="T3"><text:s/>• </text:span><text:span text:style-name="T3">Unaware of surroundings &amp; </text:span><text:span text:style-name="T3">foes crit w/i 5’.</text:span></text:p>
          <text:p text:style-name="P4"><text:span text:style-name="T2"/></text:p>
          <text:p text:style-name="P4"><text:span text:style-name="T2">Knocked</text:span><text:span text:style-name="T3"> </text:span><text:span text:style-name="T2">Out</text:span><text:span text:style-name="T3">: Melee </text:span><text:span text:style-name="T3">attacker may choose to </text:span><text:span text:style-name="T3">render foe </text:span><text:span text:style-name="T5">Unconscious</text:span><text:span text:style-name="T3"> or </text:span><text:span text:style-name="T5">Dead </text:span><text:span text:style-name="T3">upon reducing to 0 HP.</text:span></text:p>
          <text:p text:style-name="P4"><text:span text:style-name="T2"/></text:p>
          <text:p text:style-name="P4"><text:span text:style-name="T2">Unconscious</text:span><text:span text:style-name="T3">: </text:span><text:span text:style-name="T5">Paralyzed</text:span><text:span text:style-name="T3">.</text:span></text:p>
          <text:p text:style-name="P4"><text:span text:style-name="T3"><text:s/>• </text:span><text:span text:style-name="T3">Become prone and drop </text:span><text:span text:style-name="T3">everything.</text:span></text:p>
          <text:p text:style-name="P4"><text:span text:style-name="T2"/></text:p>
          <text:p text:style-name="P4"><text:span text:style-name="T2">Instant</text:span><text:span text:style-name="T3"> </text:span><text:span text:style-name="T2">Death</text:span><text:span text:style-name="T3">: Health drops </text:span><text:span text:style-name="T3">to -max HP.</text:span></text:p>
        </draw:text-box>
      </draw:frame>
      <draw:frame text:anchor-type="page" text:anchor-page-number="1" draw:z-index="7" draw:name="Shape2" draw:style-name="gr1" draw:text-style-name="P3" svg:width="2.5004in" svg:height="0.2004in" svg:x="2.8in" svg:y="0.5in">
        <draw:text-box>
          <text:p text:style-name="P2"><text:span text:style-name="T1">ACTIONS</text:span></text:p>
        </draw:text-box>
      </draw:frame>
      <draw:frame text:anchor-type="page" text:anchor-page-number="1" draw:z-index="8" draw:name="Shape2" draw:style-name="gr1" draw:text-style-name="P13" svg:width="2.6004in" svg:height="0.2004in" svg:x="5.4in" svg:y="0.55in">
        <draw:text-box>
          <text:p text:style-name="P10"><text:span text:style-name="T9">ATTACKS</text:span></text:p>
        </draw:text-box>
      </draw:frame>
      <draw:frame text:anchor-type="page" text:anchor-page-number="1" draw:z-index="9" draw:name="Shape3" draw:style-name="gr5" draw:text-style-name="P6" svg:width="2.3004in" svg:height="5.3004in" svg:x="5.6in" svg:y="1.4in">
        <draw:text-box>
          <text:p text:style-name="P4"><text:span text:style-name="T2">MELEE</text:span><text:span text:style-name="T3">: Normal attack </text:span><text:span text:style-name="T3">on foe w/i 5'. If weapon </text:span><text:span text:style-name="T3">has </text:span><text:span text:style-name="T4">thrown</text:span><text:span text:style-name="T3"> property, it </text:span><text:span text:style-name="T3">may be done as part of </text:span><text:span text:style-name="T3">melee.</text:span></text:p>
          <text:p text:style-name="P4"><text:span text:style-name="T3"/></text:p>
          <text:p text:style-name="P4"><text:span text:style-name="T2">MARK</text:span><text:span text:style-name="T3"> (</text:span><text:span text:style-name="T4">w/melee</text:span><text:span text:style-name="T3">): Before </text:span><text:span text:style-name="T3">next turn, opportunity </text:span><text:span text:style-name="T3">attack vs mark doesn’t </text:span><text:span text:style-name="T3">cost Reax and has ___ </text:span></text:p>
          <text:p text:style-name="P4"><text:span text:style-name="T3"/></text:p>
          <text:p text:style-name="P4"><text:span text:style-name="T2">OFF-HAND</text:span><text:span text:style-name="T3"> (</text:span><text:span text:style-name="T4">bonus </text:span><text:span text:style-name="T4">action</text:span><text:span text:style-name="T3">): If made a melee </text:span><text:span text:style-name="T3">attack w/</text:span><text:span text:style-name="T4">light</text:span><text:span text:style-name="T3"> weapon in </text:span><text:span text:style-name="T3">one hand, then can make </text:span><text:span text:style-name="T3">a 2nd attack w/</text:span><text:span text:style-name="T4">light</text:span><text:span text:style-name="T3"> </text:span><text:span text:style-name="T3">melee in other hand (has </text:span><text:span text:style-name="T3">to be a different </text:span><text:span text:style-name="T3">weapon). Off-hand </text:span><text:span text:style-name="T3">attack doesn’t add </text:span><text:span text:style-name="T3">positive modifier to </text:span><text:span text:style-name="T3">damage roll. </text:span></text:p>
          <text:p text:style-name="P4"><text:span text:style-name="T3"/></text:p>
          <text:p text:style-name="P4"><text:span text:style-name="T2">GRAPPLE</text:span><text:span text:style-name="T3">: With a free </text:span><text:span text:style-name="T3">hand, grapple foe up to 1 </text:span><text:span text:style-name="T3">size larger, </text:span><text:span text:style-name="T5">Athletics</text:span><text:span text:style-name="T3"> vs </text:span><text:span text:style-name="T3">foe's </text:span><text:span text:style-name="T5">Ath/Acro</text:span><text:span text:style-name="T3">.</text:span></text:p>
          <text:p text:style-name="P4"><text:span text:style-name="T3"/></text:p>
          <text:p text:style-name="P4"><text:span text:style-name="T2">DISARM</text:span><text:span text:style-name="T3">: Knock item </text:span><text:span text:style-name="T3">from foe's grasp; attack </text:span><text:span text:style-name="T3">roll vs foe's </text:span><text:span text:style-name="T5">Ath/Acro</text:span><text:span text:style-name="T3">. ___ </text:span><text:span text:style-name="T3">if item two-handed. Foe </text:span><text:span text:style-name="T3">has ___ if larger, ___ if </text:span><text:span text:style-name="T3">smaller. </text:span></text:p>
          <text:p text:style-name="P4"><text:span text:style-name="T3"/></text:p>
          <text:p text:style-name="P4"><text:span text:style-name="T2">SHOVE</text:span><text:span text:style-name="T3">: Move foe 5' or </text:span><text:span text:style-name="T3">knock prone, opposing </text:span><text:span text:style-name="T5">Athletics</text:span><text:span text:style-name="T3"> check. ___ if </text:span><text:span text:style-name="T3">shoving anywhere </text:span><text:span text:style-name="T3">except directly away.</text:span></text:p>
          <text:p text:style-name="P4"><text:span text:style-name="T3"/></text:p>
          <text:p text:style-name="P4"><text:span text:style-name="T2">RANGED</text:span><text:span text:style-name="T3">: Normal attack </text:span><text:span text:style-name="T3">up to 1st range number. </text:span><text:span text:style-name="T3">___ if target w/i melee or </text:span><text:span text:style-name="T3">up to 2nd range number</text:span></text:p>
          <text:p text:style-name="P4"><text:span text:style-name="T3"/></text:p>
          <text:p text:style-name="P4"><text:span text:style-name="T2">CAST</text:span><text:span text:style-name="T3">: a spell. Obviously.</text:span></text:p>
          <text:p text:style-name="P4"><text:span text:style-name="T3"/></text:p>
          <text:p text:style-name="P4"><text:span text:style-name="T2">IMPROVISE</text:span><text:span text:style-name="T3">: Do 1d4 </text:span><text:span text:style-name="T3">damage, range 20/60.</text:span></text:p>
          <text:p text:style-name="P4"><text:span text:style-name="T3"/></text:p>
          <text:p text:style-name="P4"><text:span text:style-name="T2">(UN)MOUNT</text:span><text:span text:style-name="T3">: Once </text:span><text:span text:style-name="T3">during your turn, you may </text:span><text:span text:style-name="T3">mount a creature that </text:span><text:span text:style-name="T3">w/i 5 feet, or dismount. </text:span><text:span text:style-name="T3">Doing so costs half turn's </text:span><text:span text:style-name="T3">movement.</text:span></text:p>
          <text:p text:style-name="P4"><text:span text:style-name="T3"><text:s text:c="2"/>• <text:s/></text:span><text:span text:style-name="T3">If knocked prone or an </text:span><text:span text:style-name="T3">effect unwillingly moves </text:span><text:span text:style-name="T3">mount, DC 10 </text:span><text:span text:style-name="T2">DEX</text:span><text:span text:style-name="T3"> save </text:span><text:span text:style-name="T3">or fall off, landing </text:span><text:span text:style-name="T5">Prone</text:span><text:span text:style-name="T3">.</text:span></text:p>
          <text:p text:style-name="P14"><text:span text:style-name="T3"><text:s text:c="2"/>• <text:s/></text:span><text:span text:style-name="T3">If mount is knocked </text:span><text:span text:style-name="T3">prone, use Reax to </text:span><text:span text:style-name="T3">dismount as it falls and </text:span><text:span text:style-name="T3">land on your feet. </text:span><text:span text:style-name="T3">Otherwise, are </text:span><text:span text:style-name="T3">Dismounted and fall </text:span><text:span text:style-name="T5">Prone</text:span><text:span text:style-name="T3">.</text:span></text:p>
        </draw:text-box>
      </draw:frame>
      <draw:frame text:anchor-type="page" text:anchor-page-number="1" draw:z-index="10" draw:name="Shape3" draw:style-name="gr6" draw:text-style-name="P17" svg:width="1.9004in" svg:height="0.6142in" svg:x="8.2in" svg:y="7.4862in">
        <draw:text-box>
          <text:p text:style-name="P15"><text:span text:style-name="T2">Vulnerable</text:span><text:span text:style-name="T11">:</text:span><text:span text:style-name="T11"><text:tab/></text:span><text:span text:style-name="T11">Suffer </text:span><text:span text:style-name="T2">2x</text:span><text:span text:style-name="T11"> damage</text:span></text:p>
          <text:p text:style-name="P15"><text:span text:style-name="T11"/></text:p>
          <text:p text:style-name="P15"><text:span text:style-name="T2">Resistant</text:span><text:span text:style-name="T11">:</text:span><text:span text:style-name="T11"><text:tab/></text:span><text:span text:style-name="T11">Suffer </text:span><text:span text:style-name="T2">½</text:span><text:span text:style-name="T11"> damage</text:span></text:p>
          <text:p text:style-name="P16"><text:span text:style-name="T12"/></text:p>
          <text:p text:style-name="P16"><text:span text:style-name="T12">Immune:</text:span><text:span text:style-name="T12"><text:tab/></text:span><text:span text:style-name="T13"> </text:span><text:span text:style-name="T13"><text:tab/></text:span><text:span text:style-name="T13"><text:tab/></text:span><text:span text:style-name="T13">Suffer </text:span><text:span text:style-name="T12">no</text:span><text:span text:style-name="T13"> damage</text:span></text:p>
        </draw:text-box>
      </draw:frame>
      <draw:frame text:anchor-type="page" text:anchor-page-number="1" draw:z-index="11" draw:name="Shape3" draw:style-name="gr7" draw:text-style-name="P17" svg:width="1.0504in" svg:height="1.4323in" svg:x="8.2in" svg:y="5.85in">
        <draw:text-box>
          <text:p text:style-name="P16"><text:span text:style-name="T12">Acid</text:span><text:span text:style-name="T14">: Corrosive mix</text:span></text:p>
          <text:p text:style-name="P15"><text:span text:style-name="T14"/></text:p>
          <text:p text:style-name="P15"><text:span text:style-name="T12">Bludgeon</text:span><text:span text:style-name="T14">: Blunt force</text:span></text:p>
          <text:p text:style-name="P15"><text:span text:style-name="T14"/></text:p>
          <text:p text:style-name="P15"><text:span text:style-name="T12">Cold</text:span><text:span text:style-name="T14">: Ice/magical chill</text:span></text:p>
          <text:p text:style-name="P15"><text:span text:style-name="T14"/></text:p>
          <text:p text:style-name="P15"><text:span text:style-name="T12">Fire</text:span><text:span text:style-name="T14">: Intense heat</text:span></text:p>
          <text:p text:style-name="P15"><text:span text:style-name="T14"/></text:p>
          <text:p text:style-name="P15"><text:span text:style-name="T12">Force</text:span><text:span text:style-name="T14">: Magical wallop</text:span></text:p>
          <text:p text:style-name="P15"><text:span text:style-name="T14"/></text:p>
          <text:p text:style-name="P15"><text:span text:style-name="T12">Lightning</text:span><text:span text:style-name="T14">: Electricity</text:span></text:p>
        </draw:text-box>
      </draw:frame>
      <draw:frame text:anchor-type="page" text:anchor-page-number="1" draw:z-index="12" draw:name="Shape3" draw:style-name="gr7" draw:text-style-name="P17" svg:width="1.1504in" svg:height="1.4323in" svg:x="9.25in" svg:y="5.85in">
        <draw:text-box>
          <text:p text:style-name="P18"><text:span text:style-name="T12">Necrotic</text:span><text:span text:style-name="T14">: Mortal curse</text:span></text:p>
          <text:p text:style-name="P18"><text:span text:style-name="T14"/></text:p>
          <text:p text:style-name="P18"><text:span text:style-name="T12">Pierce</text:span><text:span text:style-name="T14">: Puncturing</text:span></text:p>
          <text:p text:style-name="P18"><text:span text:style-name="T14"/></text:p>
          <text:p text:style-name="P18"><text:span text:style-name="T12">Poison</text:span><text:span text:style-name="T14">: Toxins &amp; venom</text:span></text:p>
          <text:p text:style-name="P18"><text:span text:style-name="T14"/></text:p>
          <text:p text:style-name="P18"><text:span text:style-name="T12">Psychic</text:span><text:span text:style-name="T14">: Mental anguish</text:span></text:p>
          <text:p text:style-name="P18"><text:span text:style-name="T14"/></text:p>
          <text:p text:style-name="P18"><text:span text:style-name="T12">Radiant</text:span><text:span text:style-name="T14">: Divine light</text:span></text:p>
          <text:p text:style-name="P18"><text:span text:style-name="T14"/></text:p>
          <text:p text:style-name="P19"><text:span text:style-name="T12">Slashing</text:span><text:span text:style-name="T14">: Cutting</text:span></text:p>
        </draw:text-box>
      </draw:frame>
      <draw:frame text:anchor-type="page" text:anchor-page-number="1" draw:z-index="13" draw:name="Shape3" draw:style-name="gr7" draw:text-style-name="P17" svg:width="1.4004in" svg:height="0.2043in" svg:x="8.6in" svg:y="7.2819in">
        <draw:text-box>
          <text:p text:style-name="P20"><text:span text:style-name="T12">Thunder</text:span><text:span text:style-name="T13">: </text:span><text:span text:style-name="T14">Concussive</text:span><text:span text:style-name="T13"> impact</text:span></text:p>
        </draw:text-box>
      </draw:frame>
      <draw:frame text:anchor-type="page" text:anchor-page-number="1" draw:z-index="14" draw:name="Shape3" draw:style-name="gr2" draw:text-style-name="P6" svg:width="2.6004in" svg:height="1.4004in" svg:x="5.3in" svg:y="6.7in">
        <draw:text-box>
          <text:p text:style-name="P4"><text:span text:style-name="T2">CONTROL MOUNT</text:span><text:span text:style-name="T3">: May either control mount (if INT &lt; 6) or allow it to act independently.</text:span></text:p>
          <text:p text:style-name="P4"><text:span text:style-name="T3"><text:s text:c="2"/>• <text:s/></text:span><text:span text:style-name="T3">A controlled mount may only </text:span><text:span text:style-name="T2">Dash</text:span><text:span text:style-name="T3">, </text:span><text:span text:style-name="T2">Disengage</text:span><text:span text:style-name="T3">, or </text:span><text:span text:style-name="T2">Dodge</text:span><text:span text:style-name="T3">. It may move &amp; act on turn that you mount it.</text:span></text:p>
          <text:p text:style-name="P4"><text:span text:style-name="T15"><text:s text:c="2"/>• <text:s/></text:span><text:span text:style-name="T3">An independent mount has no restrictions on how it may act in combat, but it moves &amp; acts as it chooses.</text:span></text:p>
          <text:p text:style-name="P4"><text:span text:style-name="T3"><text:s text:c="2"/>• <text:s/></text:span><text:span text:style-name="T3">If a mount provokes an </text:span><text:span text:style-name="T2">Opportunity Attack</text:span><text:span text:style-name="T3"> while mounted, the attacker can target you or the mount.</text:span></text:p>
          <text:p text:style-name="P4"><text:span text:style-name="T3"/></text:p>
          <text:p text:style-name="P4"><text:span text:style-name="T3">Attacks against an unseen target are made at ____</text:span></text:p>
          <text:p text:style-name="P4"><text:span text:style-name="T3">Attacking a target that cannot see me grants ____</text:span></text:p>
        </draw:text-box>
      </draw:frame>
      <draw:frame text:anchor-type="page" text:anchor-page-number="1" draw:z-index="15" draw:name="Shape2" draw:style-name="gr8" draw:text-style-name="P21" svg:width="2.5004in" svg:height="0.2004in" svg:x="2.8in" svg:y="5.8in">
        <draw:text-box>
          <text:p text:style-name="P10"><text:span text:style-name="T9">ABILITIES</text:span></text:p>
        </draw:text-box>
      </draw:frame>
      <draw:frame text:anchor-type="page" text:anchor-page-number="1" draw:z-index="16" draw:name="Shape3" draw:style-name="gr2" draw:text-style-name="P17" svg:width="2.2004in" svg:height="2.1004in" svg:x="3in" svg:y="6in">
        <draw:text-box>
          <text:p text:style-name="P15"><text:span text:style-name="T2">STR</text:span><text:span text:style-name="T3">: ability to apply force to your environment. Muscle.</text:span></text:p>
          <text:p text:style-name="P15"><text:span text:style-name="T3"/></text:p>
          <text:p text:style-name="P15"><text:span text:style-name="T2">DEX</text:span><text:span text:style-name="T3">: gross &amp; fine motor skills. Agility. Evasiveness.</text:span></text:p>
          <text:p text:style-name="P15"><text:span text:style-name="T3"/></text:p>
          <text:p text:style-name="P15"><text:span text:style-name="T2">CON</text:span><text:span text:style-name="T3">: ability to overcome harm &amp; debility. Stamina.</text:span></text:p>
          <text:p text:style-name="P15"><text:span text:style-name="T3"/></text:p>
          <text:p text:style-name="P15"><text:span text:style-name="T2">INT</text:span><text:span text:style-name="T3">: ability to recall &amp; analyze information. Intellect.</text:span></text:p>
          <text:p text:style-name="P15"><text:span text:style-name="T3"/></text:p>
          <text:p text:style-name="P15"><text:span text:style-name="T2">WIS</text:span><text:span text:style-name="T3">: awareness of one’s own surroundings. Insight.</text:span></text:p>
          <text:p text:style-name="P15"><text:span text:style-name="T3"/></text:p>
          <text:p text:style-name="P15"><text:span text:style-name="T2">CHA</text:span><text:span text:style-name="T3">: influence over others &amp; your own state of mind. Authority.</text:span></text:p>
        </draw:text-box>
      </draw:frame>
      <draw:frame text:anchor-type="page" text:anchor-page-number="1" draw:z-index="17" draw:name="Shape3" draw:style-name="gr2" draw:text-style-name="P6" svg:width="2.2004in" svg:height="4.5004in" svg:x="3in" svg:y="0.7in">
        <draw:text-box>
          <text:p text:style-name="P4"><text:span text:style-name="T2">Dash</text:span><text:span text:style-name="T3">: Get to double the amount of movement for this turn.</text:span></text:p>
          <text:p text:style-name="P4"><text:span text:style-name="T3"/></text:p>
          <text:p text:style-name="P4"><text:span text:style-name="T2">Disengage</text:span><text:span text:style-name="T3">: Moving doesn't provoke opportunity attack for rest of turn.</text:span></text:p>
          <text:p text:style-name="P4"><text:span text:style-name="T3"/></text:p>
          <text:p text:style-name="P4"><text:span text:style-name="T2">Dodge</text:span><text:span text:style-name="T3">: ___ on </text:span><text:span text:style-name="T2">DEX</text:span><text:span text:style-name="T3"> saves if able to move. Visible foes have ___ on attack rolls.</text:span></text:p>
          <text:p text:style-name="P4"><text:span text:style-name="T3"/></text:p>
          <text:p text:style-name="P4"><text:span text:style-name="T2">Equip</text:span><text:span text:style-name="T3">: One interaction/turn for free, but a 2nd or special case requires an Action; ex: drawing weapon/shield, drink potion, get item from backpack, etc.</text:span></text:p>
          <text:p text:style-name="P4"><text:span text:style-name="T3"/></text:p>
          <text:p text:style-name="P4"><text:span text:style-name="T2">Escape</text:span><text:span text:style-name="T3">: Beat grapple by winning an </text:span><text:span text:style-name="T5">Ath/Acro</text:span><text:span text:style-name="T3"> check vs foe's </text:span><text:span text:style-name="T5">Athletics</text:span><text:span text:style-name="T3">.</text:span></text:p>
          <text:p text:style-name="P4"><text:span text:style-name="T3"/></text:p>
          <text:p text:style-name="P4"><text:span text:style-name="T2">Help</text:span><text:span text:style-name="T3">: Give an ally ___ on next ability or attack vs foes w/i 5' of me, if before my next turn.</text:span></text:p>
          <text:p text:style-name="P4"><text:span text:style-name="T3"/></text:p>
          <text:p text:style-name="P4"><text:span text:style-name="T2">Hide</text:span><text:span text:style-name="T3">: Evade foes that can't perceive me. DC: </text:span><text:span text:style-name="T5">Stealth</text:span></text:p>
          <text:p text:style-name="P4"><text:span text:style-name="T3"/></text:p>
          <text:p text:style-name="P4"><text:span text:style-name="T2">Ready</text:span><text:span text:style-name="T3">: Choose action to take in response to a trigger, becoming my Reax. Readying a spell req. concentration</text:span></text:p>
          <text:p text:style-name="P4"><text:span text:style-name="T3"/></text:p>
          <text:p text:style-name="P4"><text:span text:style-name="T2">Search</text:span><text:span text:style-name="T3">: Look. Look around you. Probably </text:span><text:span text:style-name="T5">Perception</text:span><text:span text:style-name="T3"> or </text:span><text:span text:style-name="T5">Investigation</text:span><text:span text:style-name="T3">.</text:span></text:p>
          <text:p text:style-name="P4"><text:span text:style-name="T3"/></text:p>
          <text:p text:style-name="P4"><text:span text:style-name="T2">Stabilize</text:span><text:span text:style-name="T3">: administer first aid by making a DC 10 </text:span><text:span text:style-name="T5">Medicine</text:span><text:span text:style-name="T3"> check. A stable creature has 0 hit points &amp; remains </text:span><text:span text:style-name="T5">Unconscious</text:span><text:span text:style-name="T3">, unless it takes more damage.</text:span></text:p>
        </draw:text-box>
      </draw:frame>
      <draw:frame text:anchor-type="page" text:anchor-page-number="1" draw:z-index="18" draw:name="Shape3" draw:style-name="gr9" draw:text-style-name="P23" svg:width="2.6004in" svg:height="0.6004in" svg:x="0in" svg:y="3.6in">
        <draw:text-box>
          <text:p text:style-name="P15"><text:span text:style-name="T16">PACE</text:span><text:span text:style-name="T17"><text:tab/></text:span><text:span text:style-name="T16">MINUTE</text:span><text:span text:style-name="T17"><text:tab/></text:span><text:span text:style-name="T2"> <text:s text:c="3"/></text:span><text:span text:style-name="T16">HOUR</text:span><text:span text:style-name="T17"><text:tab/></text:span><text:span text:style-name="T2"> <text:s text:c="2"/></text:span><text:span text:style-name="T16">DAY</text:span><text:span text:style-name="T17"><text:tab/></text:span><text:span text:style-name="T17"><text:tab/></text:span><text:span text:style-name="T2"> <text:s text:c="9"/></text:span><text:span text:style-name="T16">EFFECT</text:span></text:p>
          <text:p text:style-name="P15"><text:span text:style-name="T18">Fast</text:span><text:span text:style-name="T11"><text:tab/></text:span><text:span text:style-name="T11"> 400 feet</text:span><text:span text:style-name="T11"><text:tab/></text:span><text:span text:style-name="T11"> <text:s text:c="3"/>4 miles</text:span><text:span text:style-name="T11"><text:tab/></text:span><text:span text:style-name="T11"> <text:s/>30 mi</text:span><text:span text:style-name="T11"><text:tab/></text:span><text:span text:style-name="T11">-5 passive </text:span><text:span text:style-name="T5">Perception</text:span></text:p>
          <text:p text:style-name="P15"><text:span text:style-name="T11">Normal</text:span><text:span text:style-name="T11"><text:tab/></text:span><text:span text:style-name="T11"> 300 feet</text:span><text:span text:style-name="T11"><text:tab/></text:span><text:span text:style-name="T11"> <text:s text:c="3"/>3 miles</text:span><text:span text:style-name="T11"><text:tab/></text:span><text:span text:style-name="T11"> <text:s/>24 mi</text:span><text:span text:style-name="T11"><text:tab/></text:span><text:span text:style-name="T11"> <text:s text:c="2"/>--- N / A ---</text:span></text:p>
          <text:p text:style-name="P15"><text:span text:style-name="T2">Slow</text:span><text:span text:style-name="T11"><text:tab/></text:span><text:span text:style-name="T11"> 200 feet</text:span><text:span text:style-name="T11"><text:tab/></text:span><text:span text:style-name="T11"> <text:s text:c="3"/>2 miles</text:span><text:span text:style-name="T11"><text:tab/></text:span><text:span text:style-name="T11"> <text:s/>18 mi</text:span><text:span text:style-name="T11"><text:tab/></text:span><text:span text:style-name="T11">Move w/</text:span><text:span text:style-name="T5">Stealth</text:span></text:p>
          <text:p text:style-name="P22"><text:span text:style-name="T19">TRAVEL <text:s text:c="2"/>PACE</text:span><text:span text:style-name="T20"> <text:s/></text:span><text:span text:style-name="T20"><text:tab/></text:span><text:span text:style-name="T21">(phb 182)</text:span></text:p>
        </draw:text-box>
      </draw:frame>
      <draw:frame text:anchor-type="page" text:anchor-page-number="1" draw:z-index="19" draw:name="Shape3" draw:style-name="gr10" draw:text-style-name="P6" svg:width="2.2004in" svg:height="2.9004in" svg:x="0.4in" svg:y="0.7in">
        <draw:text-box>
          <text:p text:style-name="P14"><text:span text:style-name="T22">Move</text:span><text:span text:style-name="T10"> (Cost: 1) Can split btw actions. Moving thru a hostile's space is difficult if w/i 1 size. Can switch (e.g. flying to walking) by subtracting the distance already moved from the new speed.</text:span></text:p>
          <text:p text:style-name="P14"><text:span text:style-name="T10"/></text:p>
          <text:p text:style-name="P14"><text:span text:style-name="T22">Difficult Terrain</text:span><text:span text:style-name="T10"> (Cost: 2) +5 feet per 5 feet</text:span></text:p>
          <text:p text:style-name="P14"><text:span text:style-name="T10"/></text:p>
          <text:p text:style-name="P14"><text:span text:style-name="T2"><text:tab/></text:span><text:span text:style-name="T2">Climb/Swim/Crawl</text:span><text:span text:style-name="T3"> (Cost: 2) May need </text:span><text:span text:style-name="T3"><text:tab/></text:span><text:span text:style-name="T3"><text:tab/></text:span><text:span text:style-name="T3">an </text:span><text:span text:style-name="T5">Athletics</text:span><text:span text:style-name="T3"> check if deemed difficult.</text:span></text:p>
          <text:p text:style-name="P14"><text:span text:style-name="T3"/></text:p>
          <text:p text:style-name="P14"><text:span text:style-name="T2">Long/High Jump</text:span><text:span text:style-name="T3"> (Cost: 1) Can jump </text:span><text:span text:style-name="T2">STR</text:span><text:span text:style-name="T3"> score in feet forward, or (3+</text:span><text:span text:style-name="T2">STR</text:span><text:span text:style-name="T3"> </text:span><text:span text:style-name="T4">modifier</text:span><text:span text:style-name="T3">) upward. Requires moving at least 10' before or jump is halved. Can extend arms ½ height above head.</text:span></text:p>
          <text:p text:style-name="P14"><text:span text:style-name="T3"/></text:p>
          <text:p text:style-name="P14"><text:span text:style-name="T2"><text:tab/></text:span><text:span text:style-name="T2">Drop prone/Stand up</text:span><text:span text:style-name="T3">: Free to drop </text:span><text:span text:style-name="T3"><text:tab/></text:span><text:span text:style-name="T3"><text:tab/></text:span><text:span text:style-name="T5">Prone</text:span><text:span text:style-name="T3">, standing up costs ½ movement.</text:span></text:p>
          <text:p text:style-name="P14"><text:span text:style-name="T3"/></text:p>
          <text:p text:style-name="P14"><text:span text:style-name="T2">Overrun/Tumble</text:span><text:span text:style-name="T3"> (Cost: Act/BA) Move thru hostile space once by winning opposing </text:span><text:span text:style-name="T5">Athletics</text:span><text:span text:style-name="T3"> ( ___ if larger, ___ if smaller) or </text:span><text:span text:style-name="T5">Acrobatics</text:span><text:span text:style-name="T3"> check.</text:span></text:p>
          <text:p text:style-name="P14"><text:span text:style-name="T3"/></text:p>
          <text:p text:style-name="P14"><text:span text:style-name="T2">Falling</text:span><text:span text:style-name="T3">: 1d6 bludgeoning per 10' fallen, max 20d. End up </text:span><text:span text:style-name="T2">Prone</text:span><text:span text:style-name="T3"> if any damage taken.</text:span></text:p>
        </draw:text-box>
      </draw:frame>
      <draw:frame text:anchor-type="page" text:anchor-page-number="1" draw:z-index="20" draw:name="Shape3" draw:style-name="gr11" draw:text-style-name="P6" svg:width="1.5004in" svg:height="1.1004in" svg:x="0in" svg:y="4.2in">
        <draw:text-box>
          <text:p text:style-name="P24"><text:span text:style-name="T2">FORCED MARCH</text:span><text:span text:style-name="T11">: </text:span><text:span text:style-name="T2">CON</text:span><text:span text:style-name="T11"> save (DC 2 + hours) to march &gt; 8/day. Add +1 </text:span><text:span text:style-name="T5">Exhaustion</text:span><text:span text:style-name="T11"> on failed save.</text:span></text:p>
          <text:p text:style-name="P24"><text:span text:style-name="T2">SHORT</text:span><text:span text:style-name="T11">: ~30min. Hit die --&gt; HP.</text:span></text:p>
          <text:p text:style-name="P24"><text:span text:style-name="T2">LONG REST</text:span><text:span text:style-name="T11">: 8 hours, max 1/day. Regain all spell slots, all hit die, &amp; regain -1 level </text:span><text:span text:style-name="T5">Exhaustion</text:span><text:span text:style-name="T11">.</text:span></text:p>
          <text:p text:style-name="P25"><text:span text:style-name="T19">REST</text:span></text:p>
        </draw:text-box>
      </draw:frame>
      <draw:frame text:anchor-type="page" text:anchor-page-number="1" draw:z-index="21" draw:name="Shape3" draw:style-name="gr9" draw:text-style-name="P23" svg:width="1.1004in" svg:height="1.1004in" svg:x="1.5in" svg:y="4.2in">
        <draw:text-box>
          <text:p text:style-name="P15"><text:span text:style-name="T16">Level</text:span><text:span text:style-name="T16"><text:tab/></text:span><text:span text:style-name="T16">EFFECT</text:span><text:span text:style-name="T23"> </text:span><text:span text:style-name="T24">(</text:span><text:span text:style-name="T21">stack)</text:span></text:p>
          <text:p text:style-name="P15"><text:span text:style-name="T25"><text:s/></text:span><text:span text:style-name="T2">0</text:span><text:span text:style-name="T2"><text:tab/></text:span><text:span text:style-name="T3">Normal</text:span></text:p>
          <text:p text:style-name="P15"><text:span text:style-name="T2"><text:s/></text:span><text:span text:style-name="T2">1</text:span><text:span text:style-name="T2"><text:tab/></text:span><text:span text:style-name="T3"> ___ Ability check</text:span></text:p>
          <text:p text:style-name="P15"><text:span text:style-name="T2"><text:s/></text:span><text:span text:style-name="T2">2</text:span><text:span text:style-name="T2"><text:tab/></text:span><text:span text:style-name="T3">Speed halved</text:span></text:p>
          <text:p text:style-name="P15"><text:span text:style-name="T2"><text:s/></text:span><text:span text:style-name="T2">3</text:span><text:span text:style-name="T3"><text:tab/></text:span><text:span text:style-name="T3"> ___ Attack/Saves</text:span></text:p>
          <text:p text:style-name="P15"><text:span text:style-name="T2"><text:s/></text:span><text:span text:style-name="T2">4</text:span><text:span text:style-name="T3"><text:tab/></text:span><text:span text:style-name="T3">Max HP halved</text:span></text:p>
          <text:p text:style-name="P15"><text:span text:style-name="T2"><text:s/></text:span><text:span text:style-name="T2">5</text:span><text:span text:style-name="T3"><text:tab/></text:span><text:span text:style-name="T3">Speed now 0</text:span></text:p>
          <text:p text:style-name="P15"><text:span text:style-name="T2"><text:s/></text:span><text:span text:style-name="T2">6</text:span><text:span text:style-name="T3"><text:tab/></text:span><text:span text:style-name="T3">Dead</text:span></text:p>
          <text:p text:style-name="P15"><text:span text:style-name="T26"/></text:p>
          <text:p text:style-name="P22"><text:span text:style-name="T19">EXHAUSTION</text:span></text:p>
        </draw:text-box>
      </draw:frame>
      <draw:frame text:anchor-type="page" text:anchor-page-number="1" draw:z-index="22" draw:name="Shape3" draw:style-name="gr7" draw:text-style-name="P6" svg:width="2.2004in" svg:height="1.0004in" svg:x="0.4in" svg:y="5.3in">
        <draw:text-box>
          <text:p text:style-name="P14"><text:span text:style-name="T2">FOOD</text:span><text:span text:style-name="T3"> </text:span><text:span text:style-name="T4">(1lb / day)</text:span><text:span text:style-name="T3">: Can go w/o food for 3 + </text:span><text:span text:style-name="T2">CON</text:span><text:span text:style-name="T3"> </text:span><text:span text:style-name="T4">modifier</text:span><text:span text:style-name="T3"> consecutive days. After which, +1 </text:span><text:span text:style-name="T5">Exhaustion</text:span><text:span text:style-name="T3">. </text:span></text:p>
          <text:p text:style-name="P4"><text:span text:style-name="T3"/></text:p>
          <text:p text:style-name="P4"><text:span text:style-name="T2">WATER</text:span><text:span text:style-name="T3"> </text:span><text:span text:style-name="T4">(1gal / day)</text:span><text:span text:style-name="T3">: Attempt DC 15 </text:span><text:span text:style-name="T2">CON</text:span><text:span text:style-name="T3"> save to consume only 1/2g but if drinking less than that -- or fail save -- then +1 </text:span><text:span text:style-name="T5">Exhaustion</text:span><text:span text:style-name="T3"> if rested, else +2</text:span></text:p>
        </draw:text-box>
      </draw:frame>
      <draw:frame text:anchor-type="page" text:anchor-page-number="1" draw:z-index="23" draw:name="Shape3" draw:style-name="gr7" draw:text-style-name="P6" svg:width="2.6004in" svg:height="0.8004in" svg:x="0in" svg:y="6.5in">
        <draw:text-box>
          <text:p text:style-name="P14"><text:span text:style-name="T2">Lightly Obscured/Dim Light</text:span><text:span text:style-name="T3">: ___ on visual </text:span><text:span text:style-name="T5">Perception</text:span><text:span text:style-name="T3"> checks</text:span></text:p>
          <text:p text:style-name="P14"><text:span text:style-name="T2">Heavily Obscured/Darkness</text:span><text:span text:style-name="T3">: Effectively </text:span><text:span text:style-name="T5">Blinded</text:span></text:p>
          <text:p text:style-name="P14"><text:span text:style-name="T2">DarkVision</text:span><text:span text:style-name="T3">: Treat dim light as bright but in greyscale</text:span></text:p>
          <text:p text:style-name="P14"><text:span text:style-name="T2">BlindSight</text:span><text:span text:style-name="T3">: Can perceive without sight</text:span></text:p>
          <text:p text:style-name="P14"><text:span text:style-name="T2">TrueSight</text:span><text:span text:style-name="T3">: Perceive everything regardless of shape-changing, (magical) darkness, invisibility, illusions, or etherealness</text:span></text:p>
          <text:p text:style-name="P20"><text:span text:style-name="T19">LIGHT &amp; VISION</text:span></text:p>
        </draw:text-box>
      </draw:frame>
      <draw:frame text:anchor-type="page" text:anchor-page-number="1" draw:z-index="24" draw:name="Shape3" draw:style-name="gr7" draw:text-style-name="P6" svg:width="2.6004in" svg:height="0.2004in" svg:x="0in" svg:y="7.9in">
        <draw:text-box>
          <text:p text:style-name="P20"><text:span text:style-name="T27">COVER</text:span><text:span text:style-name="T20"> <text:s text:c="3"/></text:span><text:span text:style-name="T28">(phb 196)</text:span></text:p>
        </draw:text-box>
      </draw:frame>
      <draw:frame text:anchor-type="page" text:anchor-page-number="1" draw:z-index="25" draw:name="Shape3" draw:style-name="gr7" draw:text-style-name="P26" svg:width="0.9004in" svg:height="0.6004in" svg:x="0.3in" svg:y="7.3in">
        <draw:text-box>
          <text:p text:style-name="P20"><text:span text:style-name="T29">HALF <text:s text:c="4"/>3 / 4</text:span><text:span text:style-name="T13"><text:line-break/></text:span><text:span text:style-name="T13"> </text:span><text:span text:style-name="T30">+2</text:span><text:span text:style-name="T31"> <text:s text:c="4"/></text:span><text:span text:style-name="T30">+5</text:span><text:span text:style-name="T32"><text:line-break/></text:span><text:span text:style-name="T33">AC &amp; DEX saves</text:span></text:p>
        </draw:text-box>
      </draw:frame>
      <draw:frame text:anchor-type="page" text:anchor-page-number="1" draw:z-index="26" draw:name="Shape3" draw:style-name="gr7" draw:text-style-name="P26" svg:width="0.7504in" svg:height="0.6004in" svg:x="1.5in" svg:y="7.3in">
        <draw:text-box>
          <text:p text:style-name="P20"><text:span text:style-name="T29">TOTAL</text:span><text:span text:style-name="T13"><text:line-break/></text:span><text:span text:style-name="T34">Prevents direct targeting by </text:span><text:span text:style-name="T34"><text:line-break/></text:span><text:span text:style-name="T34">attack or spell</text:span></text:p>
        </draw:text-box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imbrian" svg:font-family="Cimbrian" style:font-pitch="variable"/>
    <style:font-face style:name="Cinzel Decorative Black" svg:font-family="'Cinzel Decorative Black'" style:font-pitch="variable"/>
    <style:font-face style:name="Sentinel" svg:font-family="Sentinel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398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color="#007bb8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7pt" officeooo:rsid="001bb9b3" style:font-size-asian="7pt" style:font-size-complex="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3:08:23.302932147</meta:creation-date>
    <dc:date>2020-05-11T17:15:35.838407103</dc:date>
    <meta:editing-duration>PT7H43M54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